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itle">
      <style:text-properties officeooo:rsid="0019b46d" officeooo:paragraph-rsid="0019b46d"/>
    </style:style>
    <style:style style:name="T1" style:family="text">
      <style:text-properties fo:color="#4e9a06"/>
    </style:style>
    <style:style style:name="T2" style:family="text">
      <style:text-properties fo:color="#4e9a06" fo:font-weight="bold"/>
    </style:style>
    <style:style style:name="T3" style:family="text">
      <style:text-properties fo:color="#4e9a06" fo:font-size="14pt" fo:font-weight="bold" style:font-size-asian="14pt" style:font-size-complex="14pt"/>
    </style:style>
    <style:style style:name="T4" style:family="text">
      <style:text-properties fo:color="#3465a4" fo:font-weight="bold"/>
    </style:style>
    <style:style style:name="T5" style:family="text">
      <style:text-properties fo:color="#3465a4" fo:font-size="14pt" fo:font-weight="bold" style:font-size-asian="14pt" style:font-size-complex="14pt"/>
    </style:style>
    <style:style style:name="T6" style:family="text">
      <style:text-properties fo:color="#cc0000"/>
    </style:style>
    <style:style style:name="T7" style:family="text">
      <style:text-properties officeooo:rsid="0019b46d"/>
    </style:style>
    <style:style style:name="T8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P2"><text:span text:style-name="T3">siesgst@siesgst-OptiPlex-3050</text:span><text:span text:style-name="T8">:</text:span><text:span text:style-name="T5">~</text:span><text:span text:style-name="T8">$ mkdir test</text:span></text:p>
      <text:p text:style-name="Preformatted_20_Text"><text:span text:style-name="T2">siesgst@siesgst-OptiPlex-3050</text:span>:<text:span text:style-name="T4">~</text:span>$ cd test</text:p>
      <text:p text:style-name="Preformatted_20_Text"><text:span text:style-name="T2">siesgst@siesgst-OptiPlex-3050</text:span>:<text:span text:style-name="T4">~/test</text:span>$ ls -ltr</text:p>
      <text:p text:style-name="Preformatted_20_Text">total 0</text:p>
      <text:p text:style-name="Preformatted_20_Text"><text:span text:style-name="T2">siesgst@siesgst-OptiPlex-3050</text:span>:<text:span text:style-name="T4">~/test</text:span>$ git init</text:p>
      <text:p text:style-name="Preformatted_20_Text">Initialized empty Git repository in /home/siesgst/test/.git/</text:p>
      <text:p text:style-name="Preformatted_20_Text"><text:span text:style-name="T2">siesgst@siesgst-OptiPlex-3050</text:span>:<text:span text:style-name="T4">~/test</text:span>$ ls -ltr .git</text:p>
      <text:p text:style-name="Preformatted_20_Text">total 32</text:p>
      <text:p text:style-name="Preformatted_20_Text">drwxrwxr-x 2 siesgst siesgst 4096 Jan <text:s/>2 14:57 <text:span text:style-name="T4">info</text:span></text:p>
      <text:p text:style-name="Preformatted_20_Text">-rw-rw-r-- 1 siesgst siesgst <text:s text:c="2"/>73 Jan <text:s/>2 14:57 description</text:p>
      <text:p text:style-name="Preformatted_20_Text">drwxrwxr-x 4 siesgst siesgst 4096 Jan <text:s/>2 14:57 <text:span text:style-name="T4">refs</text:span></text:p>
      <text:p text:style-name="Preformatted_20_Text">drwxrwxr-x 4 siesgst siesgst 4096 Jan <text:s/>2 14:57 <text:span text:style-name="T4">objects</text:span></text:p>
      <text:p text:style-name="Preformatted_20_Text">drwxrwxr-x 2 siesgst siesgst 4096 Jan <text:s/>2 14:57 <text:span text:style-name="T4">hooks</text:span></text:p>
      <text:p text:style-name="Preformatted_20_Text">-rw-rw-r-- 1 siesgst siesgst <text:s text:c="2"/>23 Jan <text:s/>2 14:57 HEAD</text:p>
      <text:p text:style-name="Preformatted_20_Text">-rw-rw-r-- 1 siesgst siesgst <text:s text:c="2"/>92 Jan <text:s/>2 14:57 config</text:p>
      <text:p text:style-name="Preformatted_20_Text">drwxrwxr-x 2 siesgst siesgst 4096 Jan <text:s/>2 14:57 <text:span text:style-name="T4">branches</text:span></text:p>
      <text:p text:style-name="Preformatted_20_Text"><text:span text:style-name="T2">siesgst@siesgst-OptiPlex-3050</text:span>:<text:span text:style-name="T4">~/test</text:span>$ cat .git/HEAD</text:p>
      <text:p text:style-name="Preformatted_20_Text">ref: refs/heads/master</text:p>
      <text:p text:style-name="Preformatted_20_Text"><text:span text:style-name="T2">siesgst@siesgst-OptiPlex-3050</text:span>:<text:span text:style-name="T4">~/test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nothing to commit (create/copy files and use "git add" to track)</text:p>
      <text:p text:style-name="Preformatted_20_Text"><text:span text:style-name="T2">siesgst@siesgst-OptiPlex-3050</text:span>:<text:span text:style-name="T4">~/test</text:span>$ touch test1.txt</text:p>
      <text:p text:style-name="Preformatted_20_Text"><text:span text:style-name="T2">siesgst@siesgst-OptiPlex-3050</text:span>:<text:span text:style-name="T4">~/test</text:span>$ touch test2.txt</text:p>
      <text:p text:style-name="Preformatted_20_Text"><text:span text:style-name="T2">siesgst@siesgst-OptiPlex-3050</text:span>:<text:span text:style-name="T4">~/test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Untracked files:</text:p>
      <text:p text:style-name="Preformatted_20_Text"><text:s text:c="2"/>(use "git add &lt;file&gt;..." to include in what will be committed)</text:p>
      <text:p text:style-name="Preformatted_20_Text"><text:s text:c="8"/><text:span text:style-name="T6">test1.txt</text:span></text:p>
      <text:p text:style-name="Preformatted_20_Text"><text:s text:c="8"/><text:span text:style-name="T6">test2.txt</text:span></text:p>
      <text:p text:style-name="Preformatted_20_Text"/>
      <text:p text:style-name="Preformatted_20_Text">nothing added to commit but untracked files present (use "git add" to track)</text:p>
      <text:p text:style-name="Preformatted_20_Text"><text:span text:style-name="T2">siesgst@siesgst-OptiPlex-3050</text:span>:<text:span text:style-name="T4">~/test</text:span>$ git add .</text:p>
      <text:p text:style-name="Preformatted_20_Text"><text:span text:style-name="T2">siesgst@siesgst-OptiPlex-3050</text:span>:<text:span text:style-name="T4">~/test</text:span>$ git status</text:p>
      <text:p text:style-name="Preformatted_20_Text">On branch master</text:p>
      <text:p text:style-name="Preformatted_20_Text"/>
      <text:p text:style-name="Preformatted_20_Text">No commits yet</text:p>
      <text:p text:style-name="Preformatted_20_Text"/>
      <text:p text:style-name="Preformatted_20_Text">Changes to be committed:</text:p>
      <text:p text:style-name="Preformatted_20_Text"><text:s text:c="2"/>(use "git rm --cached &lt;file&gt;..." to unstage)</text:p>
      <text:p text:style-name="Preformatted_20_Text"><text:s text:c="8"/><text:span text:style-name="T1">new file: <text:s text:c="2"/>test1.txt</text:span></text:p>
      <text:p text:style-name="Preformatted_20_Text"><text:s text:c="8"/><text:span text:style-name="T1">new file: <text:s text:c="2"/>test2.txt</text:span></text:p>
      <text:p text:style-name="Preformatted_20_Text"/>
      <text:p text:style-name="Preformatted_20_Text"><text:span text:style-name="T2">siesgst@siesgst-OptiPlex-3050</text:span>:<text:span text:style-name="T4">~/test</text:span>$ git commit -m"first commit"</text:p>
      <text:p text:style-name="Preformatted_20_Text">[master (root-commit) 7172105] first commit</text:p>
      <text:p text:style-name="Preformatted_20_Text"><text:s/>2 files changed, 0 insertions(+), 0 deletions(-)</text:p>
      <text:p text:style-name="Preformatted_20_Text"><text:s/>create mode 100644 test1.txt</text:p>
      <text:p text:style-name="Preformatted_20_Text"><text:s/>create mode 100644 test2.txt</text:p>
      <text:p text:style-name="Preformatted_20_Text"><text:span text:style-name="T2">siesgst@siesgst-OptiPlex-3050</text:span>:<text:span text:style-name="T4">~/test</text:span>$ git status</text:p>
      <text:p text:style-name="Preformatted_20_Text">On branch master</text:p>
      <text:p text:style-name="Preformatted_20_Text">nothing to commit, working tree clean</text:p>
      <text:p text:style-name="Preformatted_20_Text"><text:soft-page-break/><text:span text:style-name="T2">siesgst@siesgst-OptiPlex-3050</text:span>:<text:span text:style-name="T4">~/test</text:span>$ git remote add origin https://github.com/Shravanimbh/test_demo.git</text:p>
      <text:p text:style-name="Preformatted_20_Text"><text:span text:style-name="T2">siesgst@siesgst-OptiPlex-3050</text:span>:<text:span text:style-name="T4">~/test</text:span>$ git push origin master</text:p>
      <text:p text:style-name="Preformatted_20_Text">Username for &amp;apos;https://github.com&amp;apos;: Shravanimbh</text:p>
      <text:p text:style-name="Preformatted_20_Text">Password for &amp;apos;https://Shravanimbh@github.com&amp;apos;: </text:p>
      <text:p text:style-name="Preformatted_20_Text">remote: Invalid username or password.</text:p>
      <text:p text:style-name="Preformatted_20_Text">fatal: Authentication failed for &amp;apos;https://github.com/Shravanimbh/test_demo.git/&amp;apos;</text:p>
      <text:p text:style-name="Preformatted_20_Text"><text:span text:style-name="T2">siesgst@siesgst-OptiPlex-3050</text:span>:<text:span text:style-name="T4">~/test</text:span>$ git remote set-url origin https://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</text:p>
      <text:p text:style-name="Preformatted_20_Text"><text:span text:style-name="T2">siesgst@siesgst-OptiPlex-3050</text:span>:<text:span text:style-name="T4">~/test</text:span>$ git push origin master</text:p>
      <text:p text:style-name="Preformatted_20_Text">fatal: unable to access &amp;apos;https://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/&amp;apos;: Could not resolve host: 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</text:p>
      <text:p text:style-name="Preformatted_20_Text"><text:span text:style-name="T2">siesgst@siesgst-OptiPlex-3050</text:span>:<text:span text:style-name="T4">~/test</text:span>$ git remote set-url origin https://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@github.com/Shravanimbh/test_demo</text:p>
      <text:p text:style-name="Preformatted_20_Text"><text:span text:style-name="T2">siesgst@siesgst-OptiPlex-3050</text:span>:<text:span text:style-name="T4">~/test</text:span>$ git push origin master</text:p>
      <text:p text:style-name="Preformatted_20_Text">Enumerating objects: 3, done.</text:p>
      <text:p text:style-name="Preformatted_20_Text">Counting objects: 100% (3/3), done.</text:p>
      <text:p text:style-name="Preformatted_20_Text">Delta compression using up to 4 threads</text:p>
      <text:p text:style-name="Preformatted_20_Text">Compressing objects: 100% (2/2), done.</text:p>
      <text:p text:style-name="Preformatted_20_Text">Writing objects: 100% (3/3), 218 bytes | 218.00 KiB/s, done.</text:p>
      <text:p text:style-name="Preformatted_20_Text">Total 3 (delta 0), reused 0 (delta 0)</text:p>
      <text:p text:style-name="Preformatted_20_Text">To https://github.com/Shravanimbh/test_demo</text:p>
      <text:p text:style-name="Preformatted_20_Text"><text:s/>* [new branch] <text:s text:c="5"/>master -&gt; master</text:p>
      <text:p text:style-name="Preformatted_20_Text"><text:span text:style-name="T2">siesgst@siesgst-OptiPlex-3050</text:span>:<text:span text:style-name="T4">~/test</text:span>$ cd ..</text:p>
      <text:p text:style-name="Preformatted_20_Text"><text:span text:style-name="T2">siesgst@siesgst-OptiPlex-3050</text:span>:<text:span text:style-name="T4">~</text:span>$ mkdir clonerepo</text:p>
      <text:p text:style-name="Preformatted_20_Text">mkdir: cannot create directory ‘clonerepo’: File exists</text:p>
      <text:p text:style-name="Preformatted_20_Text"><text:span text:style-name="T2">siesgst@siesgst-OptiPlex-3050</text:span>:<text:span text:style-name="T4">~</text:span>$ cd clonerepo</text:p>
      <text:p text:style-name="Preformatted_20_Text"><text:span text:style-name="T2">siesgst@siesgst-OptiPlex-3050</text:span>:<text:span text:style-name="T4">~/clonerepo</text:span>$ git clone https://github.com/Shravanimbh/test_demo.git</text:p>
      <text:p text:style-name="Preformatted_20_Text">Cloning into &amp;apos;test_demo&amp;apos;...</text:p>
      <text:p text:style-name="Preformatted_20_Text">remote: Enumerating objects: 3, done.</text:p>
      <text:p text:style-name="Preformatted_20_Text">remote: Counting objects: 100% (3/3), done.</text:p>
      <text:p text:style-name="Preformatted_20_Text">remote: Compressing objects: 100% (2/2), done.</text:p>
      <text:p text:style-name="Preformatted_20_Text">remote: Total 3 (delta 0), reused 3 (delta 0), pack-reused 0</text:p>
      <text:p text:style-name="Preformatted_20_Text">Unpacking objects: 100% (3/3), 198 bytes | 198.00 KiB/s, done.</text:p>
      <text:p text:style-name="Preformatted_20_Text"><text:span text:style-name="T2">siesgst@siesgst-OptiPlex-3050</text:span>:<text:span text:style-name="T4">~/clonerepo</text:span>$ ls -ltr </text:p>
      <text:p text:style-name="Preformatted_20_Text">total 8</text:p>
      <text:p text:style-name="Preformatted_20_Text">drwxrwxr-x 3 siesgst siesgst 4096 Jan <text:s/>2 14:36 <text:span text:style-name="T4">first</text:span></text:p>
      <text:p text:style-name="Preformatted_20_Text">drwxrwxr-x 3 siesgst siesgst 4096 Jan <text:s/>2 15:14 <text:span text:style-name="T4">test_demo</text:span></text:p>
      <text:p text:style-name="Preformatted_20_Text"><text:span text:style-name="T2">siesgst@siesgst-OptiPlex-3050</text:span>:<text:span text:style-name="T4">~/clonerepo</text:span>$ cd ..</text:p>
      <text:p text:style-name="Preformatted_20_Text"><text:span text:style-name="T2">siesgst@siesgst-OptiPlex-3050</text:span>:<text:span text:style-name="T4">~</text:span>$ mkdir clonerepo1</text:p>
      <text:p text:style-name="Preformatted_20_Text"><text:span text:style-name="T2">siesgst@siesgst-OptiPlex-3050</text:span>:<text:span text:style-name="T4">~</text:span>$ cd clonerepo1</text:p>
      <text:p text:style-name="Preformatted_20_Text"><text:span text:style-name="T2">siesgst@siesgst-OptiPlex-3050</text:span>:<text:span text:style-name="T4">~/clonerepo1</text:span>$ git clone https://github.com/Shravanimbh/test_demo</text:p>
      <text:p text:style-name="Preformatted_20_Text">Cloning into &amp;apos;test_demo&amp;apos;...</text:p>
      <text:p text:style-name="Preformatted_20_Text">remote: Enumerating objects: 3, done.</text:p>
      <text:p text:style-name="Preformatted_20_Text">remote: Counting objects: 100% (3/3), done.</text:p>
      <text:p text:style-name="Preformatted_20_Text">remote: Compressing objects: 100% (2/2), done.</text:p>
      <text:p text:style-name="Preformatted_20_Text">remote: Total 3 (delta 0), reused 3 (delta 0), pack-reused 0</text:p>
      <text:p text:style-name="Preformatted_20_Text">Unpacking objects: 100% (3/3), 198 bytes | 198.00 KiB/s, done.</text:p>
      <text:p text:style-name="Preformatted_20_Text"><text:span text:style-name="T2">siesgst@siesgst-OptiPlex-3050</text:span>:<text:span text:style-name="T4">~/clonerepo1</text:span>$ ls -ltr</text:p>
      <text:p text:style-name="Preformatted_20_Text">total 4</text:p>
      <text:p text:style-name="Preformatted_20_Text">drwxrwxr-x 3 siesgst siesgst 4096 Jan <text:s/>2 15:17 <text:span text:style-name="T4">test_demo</text:span></text:p>
      <text:p text:style-name="Preformatted_20_Text"><text:span text:style-name="T2">siesgst@siesgst-OptiPlex-3050</text:span>:<text:span text:style-name="T4">~/clonerepo1</text:span>$ ls -ltr</text:p>
      <text:p text:style-name="Preformatted_20_Text">total 4</text:p>
      <text:p text:style-name="Preformatted_20_Text">drwxrwxr-x 3 siesgst siesgst 4096 Jan <text:s/>2 15:17 <text:span text:style-name="T4">test_demo</text:span></text:p>
      <text:p text:style-name="Preformatted_20_Text"><text:span text:style-name="T2">siesgst@siesgst-OptiPlex-3050</text:span>:<text:span text:style-name="T4">~/clonerepo1</text:span>$ cd ..</text:p>
      <text:p text:style-name="Preformatted_20_Text"><text:span text:style-name="T2">siesgst@siesgst-OptiPlex-3050</text:span>:<text:span text:style-name="T4">~</text:span>$ cd test_demo</text:p>
      <text:p text:style-name="Preformatted_20_Text">bash: cd: test_demo: No such file or directory</text:p>
      <text:p text:style-name="Preformatted_20_Text"><text:span text:style-name="T2">siesgst@siesgst-OptiPlex-3050</text:span>:<text:span text:style-name="T4">~</text:span>$ cd test</text:p>
      <text:p text:style-name="Preformatted_20_Text"><text:span text:style-name="T2">siesgst@siesgst-OptiPlex-3050</text:span>:<text:span text:style-name="T4">~/test</text:span>$ git status</text:p>
      <text:p text:style-name="Preformatted_20_Text"><text:soft-page-break/>On branch master</text:p>
      <text:p text:style-name="Preformatted_20_Text">nothing to commit, working tree clean</text:p>
      <text:p text:style-name="Preformatted_20_Text"><text:span text:style-name="T2">siesgst@siesgst-OptiPlex-3050</text:span>:<text:span text:style-name="T4">~/test</text:span>$ touch test3.txt</text:p>
      <text:p text:style-name="Preformatted_20_Text"><text:span text:style-name="T2">siesgst@siesgst-OptiPlex-3050</text:span>:<text:span text:style-name="T4">~/test</text:span>$ git add .</text:p>
      <text:p text:style-name="Preformatted_20_Text"><text:span text:style-name="T2">siesgst@siesgst-OptiPlex-3050</text:span>:<text:span text:style-name="T4">~/test</text:span>$ git commit -m"second commit"</text:p>
      <text:p text:style-name="Preformatted_20_Text">[master ec05899] second commit</text:p>
      <text:p text:style-name="Preformatted_20_Text"><text:s/>1 file changed, 0 insertions(+), 0 deletions(-)</text:p>
      <text:p text:style-name="Preformatted_20_Text"><text:s/>create mode 100644 test3.txt</text:p>
      <text:p text:style-name="Preformatted_20_Text"><text:span text:style-name="T2">siesgst@siesgst-OptiPlex-3050</text:span>:<text:span text:style-name="T4">~/test</text:span>$ git push origin master</text:p>
      <text:p text:style-name="Preformatted_20_Text">Enumerating objects: 3, done.</text:p>
      <text:p text:style-name="Preformatted_20_Text">Counting objects: 100% (3/3), done.</text:p>
      <text:p text:style-name="Preformatted_20_Text">Delta compression using up to 4 threads</text:p>
      <text:p text:style-name="Preformatted_20_Text">Compressing objects: 100% (2/2), done.</text:p>
      <text:p text:style-name="Preformatted_20_Text">Writing objects: 100% (2/2), 244 bytes | 244.00 KiB/s, done.</text:p>
      <text:p text:style-name="Preformatted_20_Text">Total 2 (delta 0), reused 0 (delta 0)</text:p>
      <text:p text:style-name="Preformatted_20_Text">To https://github.com/Shravanimbh/test_demo</text:p>
      <text:p text:style-name="Preformatted_20_Text"><text:s text:c="3"/>7172105..ec05899 <text:s/>master -&gt; master</text:p>
      <text:p text:style-name="Preformatted_20_Text"><text:span text:style-name="T2">siesgst@siesgst-OptiPlex-3050</text:span>:<text:span text:style-name="T4">~/test</text:span>$ cd ..</text:p>
      <text:p text:style-name="Preformatted_20_Text"><text:span text:style-name="T2">siesgst@siesgst-OptiPlex-3050</text:span>:<text:span text:style-name="T4">~</text:span>$ cd clonerepo1</text:p>
      <text:p text:style-name="Preformatted_20_Text"><text:span text:style-name="T2">siesgst@siesgst-OptiPlex-3050</text:span>:<text:span text:style-name="T4">~/clonerepo1</text:span>$ git pull https://github.com/Shravanimbh/test_demo</text:p>
      <text:p text:style-name="Preformatted_20_Text">fatal: not a git repository (or any of the parent directories): .git</text:p>
      <text:p text:style-name="Preformatted_20_Text"><text:span text:style-name="T2">siesgst@siesgst-OptiPlex-3050</text:span>:<text:span text:style-name="T4">~/clonerepo1</text:span>$ cd ..</text:p>
      <text:p text:style-name="Preformatted_20_Text"><text:span text:style-name="T2">siesgst@siesgst-OptiPlex-3050</text:span>:<text:span text:style-name="T4">~</text:span>$ cd test</text:p>
      <text:p text:style-name="Preformatted_20_Text"><text:span text:style-name="T2">siesgst@siesgst-OptiPlex-3050</text:span>:<text:span text:style-name="T4">~/test</text:span>$ git pull https://github.com/Shravanimbh/test_demo</text:p>
      <text:p text:style-name="Preformatted_20_Text">From https://github.com/Shravanimbh/test_demo</text:p>
      <text:p text:style-name="Preformatted_20_Text"><text:s/>* branch <text:s text:c="11"/>HEAD <text:s text:c="6"/>-&gt; FETCH_HEAD</text:p>
      <text:p text:style-name="Preformatted_20_Text">Already up to date.</text:p>
      <text:p text:style-name="Preformatted_20_Text"><text:span text:style-name="T2">siesgst@siesgst-OptiPlex-3050</text:span>:<text:span text:style-name="T4">~/test</text:span>$ cd ..</text:p>
      <text:p text:style-name="Preformatted_20_Text"><text:span text:style-name="T2">siesgst@siesgst-OptiPlex-3050</text:span>:<text:span text:style-name="T4">~</text:span>$ cd clonerepo1</text:p>
      <text:p text:style-name="Preformatted_20_Text"><text:span text:style-name="T2">siesgst@siesgst-OptiPlex-3050</text:span>:<text:span text:style-name="T4">~/clonerepo1</text:span>$ ls -ltr</text:p>
      <text:p text:style-name="Preformatted_20_Text">total 4</text:p>
      <text:p text:style-name="Preformatted_20_Text">drwxrwxr-x 3 siesgst siesgst 4096 Jan <text:s/>2 15:17 <text:span text:style-name="T4">test_demo</text:span></text:p>
      <text:p text:style-name="Preformatted_20_Text"><text:span text:style-name="T2">siesgst@siesgst-OptiPlex-3050</text:span>:<text:span text:style-name="T4">~/clonerepo1</text:span>$ 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5:43:10.340331268</meta:creation-date>
    <dc:date>2024-01-02T15:47:13.931307288</dc:date>
    <meta:editing-duration>PT3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37" meta:word-count="679" meta:character-count="6347" meta:non-whitespace-character-count="5711"/>
  </office:meta>
</office:document-meta>
</file>